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df9f" officeooo:paragraph-rsid="0011df9f"/>
    </style:style>
    <style:style style:name="P2" style:family="paragraph" style:parent-style-name="Standard">
      <style:text-properties fo:font-style="italic" officeooo:rsid="0011df9f" officeooo:paragraph-rsid="0011df9f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61<text:tab/><text:tab/><text:tab/><text:tab/><text:tab/><text:tab/>NAME:___________________________________</text:p>
      <text:p text:style-name="P1">Chap. 8 quiz </text:p>
      <text:p text:style-name="P1"/>
      <text:p text:style-name="P1"/>
      <text:p text:style-name="P1">1 (6 points). What 3 properties are implied by the term <text:span text:style-name="T1">database semantics?</text:span><text:span text:style-name="T2">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2 (6 points) Express each of the following in the notation of first-order logic. </text:span></text:p>
      <text:p text:style-name="P1"><text:span text:style-name="T2"/></text:p>
      <text:p text:style-name="P2">All cows eat grass. </text:p>
      <text:p text:style-name="P2"/>
      <text:p text:style-name="P2"/>
      <text:p text:style-name="P2"/>
      <text:p text:style-name="P2"/>
      <text:p text:style-name="P2"/>
      <text:p text:style-name="P2"/>
      <text:p text:style-name="P2">Some students study hard. 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3 (3 points). Briefly explain what is involved in </text:span>Skolemization<text:span text:style-name="T2"> of existentially-quantified (“for some”) statement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9:59:24.825000000</meta:creation-date>
    <dc:date>2018-10-29T10:04:31.509000000</dc:date>
    <meta:editing-duration>PT5M31S</meta:editing-duration>
    <meta:editing-cycles>1</meta:editing-cycles>
    <meta:document-statistic meta:table-count="0" meta:image-count="0" meta:object-count="0" meta:page-count="1" meta:paragraph-count="7" meta:word-count="56" meta:character-count="386" meta:non-whitespace-character-count="325"/>
    <meta:generator>LibreOffice/5.2.3.3$Windows_x86 LibreOffice_project/d54a8868f08a7b39642414cf2c8ef2f228f780cf</meta:generator>
  </office:meta>
</office:document-meta>
</file>